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00000030075FF96F0.png"/>
  <manifest:file-entry manifest:media-type="image/png" manifest:full-path="Pictures/10000201000000410000003D1492EBB0.png"/>
  <manifest:file-entry manifest:media-type="image/png" manifest:full-path="Pictures/1000020100000400000003009A1BBADC.png"/>
  <manifest:file-entry manifest:media-type="image/png" manifest:full-path="Pictures/1000020100000400000003001D716E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start="" draw:marker-end="Arrow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marker-start="Arrow_20_concave" draw:marker-start-width="0.152cm" draw:marker-end="Arrow_20_concave" draw:marker-end-width="0.152cm" draw:textarea-horizontal-align="center" draw:textarea-vertical-align="middle"/>
    </style:style>
    <style:style style:name="gr10" style:family="graphic" style:parent-style-name="standard">
      <style:graphic-properties draw:marker-end="Arrow" draw:textarea-horizontal-align="center" draw:textarea-vertical-align="middle"/>
    </style:style>
    <style:style style:name="pr1" style:family="presentation" style:parent-style-name="Default_20_3-notes">
      <style:graphic-properties draw:fill-color="#ffffff" draw:auto-grow-height="true" fo:min-height="12.573cm"/>
    </style:style>
    <style:style style:name="pr2" style:family="presentation" style:parent-style-name="RedHat_25_20-_25_20JBoss_25_20Red_25_20Arcades-title">
      <style:graphic-properties draw:fill-color="#ffffff" draw:auto-grow-height="true" fo:min-height="3.174cm"/>
    </style:style>
    <style:style style:name="pr3" style:family="presentation" style:parent-style-name="RedHat_25_20-_25_20JBoss_25_20Red_25_20Arcades-outline1">
      <style:graphic-properties draw:fill-color="#ffffff" draw:auto-grow-height="true" fo:min-height="13.436cm"/>
    </style:style>
    <style:style style:name="pr4" style:family="presentation" style:parent-style-name="RedHat_25_20-_25_20JBoss_25_20Red_25_20Arcades-notes">
      <style:graphic-properties draw:fill-color="#ffffff" draw:auto-grow-height="true" fo:min-height="12.573cm"/>
    </style:style>
    <style:style style:name="pr5" style:family="presentation" style:parent-style-name="RedHat_25_20-_25_20JBoss_25_20Red_25_20Arcades-outline1">
      <style:graphic-properties draw:fill-color="#ffffff" draw:auto-grow-height="true" fo:min-height="7.285cm"/>
    </style:style>
    <style:style style:name="pr6" style:family="presentation" style:parent-style-name="RedHat_25_20-_25_20JBoss_25_20Red_25_20Arcades-outline1">
      <style:graphic-properties draw:fill-color="#ffffff" draw:auto-grow-height="true" fo:min-height="4.155cm"/>
    </style:style>
    <style:style style:name="P1" style:family="paragraph">
      <style:paragraph-properties fo:margin-left="0cm" fo:margin-right="0cm" fo:line-height="150%" fo:text-align="end" fo:text-indent="0cm"/>
      <style:text-properties fo:font-size="18pt"/>
    </style:style>
    <style:style style:name="P2" style:family="paragraph">
      <style:paragraph-properties fo:margin-left="0cm" fo:margin-right="0cm" fo:line-height="150%" fo:text-align="start" fo:text-indent="0cm"/>
      <style:text-properties fo:font-size="18pt"/>
    </style:style>
    <style:style style:name="P3" style:family="paragraph">
      <style:paragraph-properties fo:margin-left="0cm" fo:margin-right="0cm" fo:text-align="start" fo:text-indent="0cm"/>
      <style:text-properties fo:font-size="18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016cm" fo:margin-right="0cm" text:enable-numbering="true" fo:text-indent="-0.762cm"/>
    </style:style>
    <style:style style:name="P7" style:family="paragraph">
      <style:paragraph-properties fo:margin-left="2.262cm" fo:margin-right="0cm" text:enable-numbering="true" fo:text-indent="-0.762cm"/>
    </style:style>
    <style:style style:name="P8" style:family="paragraph">
      <style:paragraph-properties fo:margin-left="1.016cm" fo:margin-right="0cm" fo:text-align="justify" text:enable-numbering="true" fo:text-indent="-0.762cm"/>
    </style:style>
    <style:style style:name="P9" style:family="paragraph">
      <style:paragraph-properties fo:margin-left="1.016cm" fo:margin-right="0cm" fo:text-indent="-0.762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text:enable-numbering="false" fo:text-indent="0cm"/>
    </style:style>
    <style:style style:name="P13" style:family="paragraph">
      <style:paragraph-properties fo:margin-left="0cm" fo:margin-right="0cm" fo:text-indent="0cm"/>
      <style:text-properties fo:font-size="20pt"/>
    </style:style>
    <style:style style:name="P14" style:family="paragraph">
      <style:paragraph-properties fo:margin-left="2.262cm" fo:margin-right="0cm" fo:text-align="justify" text:enable-numbering="true" fo:text-indent="-0.762cm"/>
    </style:style>
    <style:style style:name="P15" style:family="paragraph">
      <style:paragraph-properties fo:margin-left="2.262cm" fo:margin-right="0cm" fo:text-indent="-0.762cm"/>
    </style:style>
    <style:style style:name="P16" style:family="paragraph">
      <style:paragraph-properties fo:margin-left="2.262cm" fo:margin-right="0cm" text:enable-numbering="false" fo:text-indent="-0.762cm"/>
    </style:style>
    <style:style style:name="P17" style:family="paragraph">
      <style:paragraph-properties fo:margin-left="0cm" fo:margin-right="0cm" fo:margin-top="0cm" fo:margin-bottom="0cm" text:enable-numbering="false" fo:text-indent="0cm"/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'Courier 10 Pitch'" style:font-pitch="fixed" fo:font-size="14pt" style:font-size-asian="14pt" style:font-size-complex="1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'Courier 10 Pitch'" style:font-pitch="fixed" fo:font-size="22pt" style:font-size-asian="22pt" style:font-size-complex="22pt"/>
    </style:style>
    <style:style style:name="T7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</text:list-style>
    <text:list-style style:name="L3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</text:list-style>
  </office:automatic-styles>
  <office:body>
    <office:presentation>
      <draw:page draw:name="page1" draw:style-name="dp1" draw:master-page-name="Default_20_3" presentation:presentation-page-layout-name="AL1T1">
        <office:forms form:automatic-focus="false" form:apply-design-mode="false"/>
        <draw:frame draw:style-name="gr1" draw:text-style-name="P1" draw:layer="layout" svg:width="20.955cm" svg:height="3.725cm" svg:x="3.182cm" svg:y="5.04cm">
          <draw:text-box>
            <text:p text:style-name="P1"><text:span text:style-name="T1">Get to know JON</text:span></text:p>
            <text:p text:style-name="P2"><text:span text:style-name="T2"/></text:p>
          </draw:text-box>
        </draw:frame>
        <draw:frame draw:style-name="gr2" draw:text-style-name="P2" draw:layer="layout" svg:width="22.72cm" svg:height="1.517cm" svg:x="3.315cm" svg:y="17.888cm">
          <draw:text-box>
            <text:p text:style-name="P3"><text:span text:style-name="T2">Ondřej Žižka <text:s text:c="32"/>May 201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5" draw:layer="layout" svg:width="25.199cm" svg:height="3.174cm" svg:x="1.4cm" svg:y="0.637cm" presentation:class="title">
          <draw:text-box>
            <text:p text:style-name="P5">What is RHQ/JON?</text:p>
          </draw:text-box>
        </draw:frame>
        <draw:frame presentation:style-name="pr3" draw:text-style-name="P9" draw:layer="layout" svg:width="25.199cm" svg:height="13.436cm" svg:x="1.471cm" svg:y="3.945cm" presentation:class="outline" presentation:user-transformed="true">
          <draw:text-box>
            <text:list text:style-name="L2">
              <text:list-item>
                <text:p text:style-name="P6"><text:span text:style-name="T3">RHQ Project</text:span> - <text:a xlink:href="http://rhq-project.org/">http://rhq-project.org/</text:a></text:p>
              </text:list-item>
            </text:list>
            <text:list text:style-name="L2">
              <text:list-item>
                <text:p text:style-name="P6"><text:span text:style-name="T3">JOPR</text:span> – compatibility suite for JBoss software</text:p>
              </text:list-item>
            </text:list>
            <text:list text:style-name="L2">
              <text:list-item>
                <text:list>
                  <text:list-item>
                    <text:p text:style-name="P7"><text:s/>(was merged into RHQ)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JON</text:span> – Productized RHQ</text:p>
              </text:list-item>
            </text:list>
            <text:list text:style-name="L2">
              <text:list-item>
                <text:p text:style-name="P8"><text:span text:style-name="T3">Embedded JOPR</text:span> – base for JBoss AS Admin Consol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5" draw:layer="layout" svg:width="25.199cm" svg:height="3.174cm" svg:x="1.4cm" svg:y="0.637cm" presentation:class="title">
          <draw:text-box>
            <text:p text:style-name="P5">Demonstration – basic concepts</text:p>
          </draw:text-box>
        </draw:frame>
        <draw:frame presentation:style-name="pr3" draw:text-style-name="P6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text:style-name="P6">agent-server architecture</text:p>
              </text:list-item>
            </text:list>
            <text:list text:style-name="L2">
              <text:list-item>
                <text:p text:style-name="P6">Platforms</text:p>
              </text:list-item>
            </text:list>
            <text:list text:style-name="L2">
              <text:list-item>
                <text:p text:style-name="P6">Services</text:p>
              </text:list-item>
            </text:list>
            <text:list text:style-name="L2">
              <text:list-item>
                <text:p text:style-name="P6">Resources</text:p>
              </text:list-item>
            </text:list>
            <text:list text:style-name="L2">
              <text:list-item>
                <text:p text:style-name="P6">Plugins</text:p>
              </text:list-item>
            </text:list>
            <text:list text:style-name="L2">
              <text:list-item>
                <text:p text:style-name="P6">traits monitoring</text:p>
              </text:list-item>
            </text:list>
            <text:list text:style-name="L2">
              <text:list-item>
                <text:p text:style-name="P6">alerts</text:p>
              </text:list-item>
            </text:list>
          </draw:text-box>
        </draw:frame>
        <draw:custom-shape draw:style-name="gr4" draw:text-style-name="P11" draw:id="id2" draw:layer="layout" svg:width="3.81cm" svg:height="2.54cm" svg:x="22.085cm" svg:y="5.355cm">
          <text:p text:style-name="P10">JON server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6.985cm" svg:height="5.08cm" svg:x="12.065cm" svg:y="10.795cm">
          <text:p text:style-name="P5"/>
          <draw:enhanced-geometry svg:viewBox="0 0 21600 21600" draw:type="rectangle" draw:enhanced-path="M 0 0 L 21600 0 21600 21600 0 21600 0 0 Z N"/>
        </draw:custom-shape>
        <draw:custom-shape draw:style-name="gr5" draw:text-style-name="P11" draw:id="id4" draw:layer="layout" svg:width="1.905cm" svg:height="1.27cm" svg:x="12.7cm" svg:y="13.97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1.772cm" svg:height="0.962cm" svg:x="12.833cm" svg:y="14.278cm">
          <draw:text-box>
            <text:p text:style-name="P5">EAP</text:p>
          </draw:text-box>
        </draw:frame>
        <draw:custom-shape draw:style-name="gr5" draw:text-style-name="P11" draw:id="id3" draw:layer="layout" svg:width="3.81cm" svg:height="1.27cm" svg:x="12.7cm" svg:y="12.065cm">
          <text:p text:style-name="P5"/>
          <draw:enhanced-geometry svg:viewBox="0 0 21600 21600" draw:type="rectangle" draw:enhanced-path="M 0 0 L 21600 0 21600 21600 0 21600 0 0 Z N"/>
        </draw:custom-shape>
        <draw:frame draw:style-name="gr6" draw:id="id1" draw:layer="layout" svg:width="3.711cm" svg:height="0.962cm" svg:x="12.7cm" svg:y="12.065cm">
          <draw:text-box>
            <text:p text:style-name="P5">RHQ Agent</text:p>
          </draw:text-box>
        </draw:frame>
        <draw:connector draw:style-name="gr7" draw:text-style-name="P10" draw:layer="layout" svg:x1="14.555cm" svg:y1="12.065cm" svg:x2="22.085cm" svg:y2="6.625cm" draw:start-shape="id1" draw:start-glue-point="0" draw:end-shape="id2" draw:end-glue-point="3" svg:d="m14555 12065v-5440h7530">
          <text:p text:style-name="P10"/>
        </draw:connector>
        <draw:frame draw:style-name="gr6" draw:layer="layout" svg:width="3.503cm" svg:height="0.962cm" svg:x="15.24cm" svg:y="5.715cm">
          <draw:text-box>
            <text:p text:style-name="P5">RMI/HTTP</text:p>
          </draw:text-box>
        </draw:frame>
        <draw:frame draw:style-name="gr8" draw:text-style-name="P5" draw:layer="layout" svg:width="0.635cm" svg:height="0.962cm" svg:x="20.32cm" svg:y="8.89cm">
          <draw:text-box>
            <text:p text:style-name="P5"/>
          </draw:text-box>
        </draw:frame>
        <draw:custom-shape draw:style-name="gr5" draw:text-style-name="P11" draw:id="id5" draw:layer="layout" svg:width="1.905cm" svg:height="1.27cm" svg:x="15.24cm" svg:y="13.97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1.912cm" svg:height="0.962cm" svg:x="15.373cm" svg:y="14.278cm">
          <draw:text-box>
            <text:p text:style-name="P5">httpd</text:p>
          </draw:text-box>
        </draw:frame>
        <draw:connector draw:style-name="gr9" draw:text-style-name="P11" draw:layer="layout" draw:type="line" svg:x1="14.605cm" svg:y1="13.335cm" svg:x2="13.652cm" svg:y2="13.97cm" draw:start-shape="id3" draw:start-glue-point="2" draw:end-shape="id4" draw:end-glue-point="0" svg:d="m14605 13335-953 635">
          <text:p text:style-name="P5"/>
        </draw:connector>
        <draw:connector draw:style-name="gr9" draw:text-style-name="P11" draw:layer="layout" draw:type="line" svg:x1="14.606cm" svg:y1="13.336cm" svg:x2="13.653cm" svg:y2="13.971cm" svg:d="m14606 13336-953 635">
          <text:p text:style-name="P5"/>
        </draw:connector>
        <draw:connector draw:style-name="gr9" draw:text-style-name="P11" draw:layer="layout" draw:type="line" svg:x1="14.607cm" svg:y1="13.337cm" svg:x2="16.192cm" svg:y2="13.97cm" draw:end-shape="id5" draw:end-glue-point="0" svg:d="m14607 13337 1585 633">
          <text:p text:style-name="P5"/>
        </draw:connector>
        <draw:custom-shape draw:style-name="gr5" draw:text-style-name="P11" draw:layer="layout" svg:width="6.985cm" svg:height="5.08cm" svg:x="20.32cm" svg:y="10.795cm">
          <text:p text:style-name="P5"/>
          <draw:enhanced-geometry svg:viewBox="0 0 21600 21600" draw:type="rectangle" draw:enhanced-path="M 0 0 L 21600 0 21600 21600 0 21600 0 0 Z N"/>
        </draw:custom-shape>
        <draw:custom-shape draw:style-name="gr5" draw:text-style-name="P11" draw:id="id7" draw:layer="layout" svg:width="1.905cm" svg:height="1.27cm" svg:x="20.955cm" svg:y="13.97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1.772cm" svg:height="0.962cm" svg:x="21.088cm" svg:y="14.278cm">
          <draw:text-box>
            <text:p text:style-name="P5">EAP</text:p>
          </draw:text-box>
        </draw:frame>
        <draw:custom-shape draw:style-name="gr5" draw:text-style-name="P11" draw:id="id6" draw:layer="layout" svg:width="3.81cm" svg:height="1.27cm" svg:x="20.955cm" svg:y="12.065cm">
          <text:p text:style-name="P5"/>
          <draw:enhanced-geometry svg:viewBox="0 0 21600 21600" draw:type="rectangle" draw:enhanced-path="M 0 0 L 21600 0 21600 21600 0 21600 0 0 Z N"/>
        </draw:custom-shape>
        <draw:frame draw:style-name="gr6" draw:id="id9" draw:layer="layout" svg:width="3.711cm" svg:height="0.962cm" svg:x="20.955cm" svg:y="12.065cm">
          <draw:text-box>
            <text:p text:style-name="P5">RHQ Agent</text:p>
          </draw:text-box>
        </draw:frame>
        <draw:custom-shape draw:style-name="gr5" draw:text-style-name="P11" draw:id="id8" draw:layer="layout" svg:width="1.905cm" svg:height="1.27cm" svg:x="23.495cm" svg:y="13.97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1.912cm" svg:height="0.962cm" svg:x="23.628cm" svg:y="14.278cm">
          <draw:text-box>
            <text:p text:style-name="P5">httpd</text:p>
          </draw:text-box>
        </draw:frame>
        <draw:connector draw:style-name="gr9" draw:text-style-name="P11" draw:layer="layout" draw:type="line" svg:x1="22.86cm" svg:y1="13.335cm" svg:x2="21.907cm" svg:y2="13.97cm" draw:start-shape="id6" draw:start-glue-point="2" draw:end-shape="id7" draw:end-glue-point="0" svg:d="m22860 13335-953 635">
          <text:p text:style-name="P5"/>
        </draw:connector>
        <draw:connector draw:style-name="gr9" draw:text-style-name="P11" draw:layer="layout" draw:type="line" svg:x1="22.861cm" svg:y1="13.336cm" svg:x2="21.908cm" svg:y2="13.971cm" svg:d="m22861 13336-953 635">
          <text:p text:style-name="P5"/>
        </draw:connector>
        <draw:connector draw:style-name="gr9" draw:text-style-name="P11" draw:layer="layout" draw:type="line" svg:x1="22.862cm" svg:y1="13.337cm" svg:x2="24.447cm" svg:y2="13.97cm" draw:end-shape="id8" draw:end-glue-point="0" svg:d="m22862 13337 1585 633">
          <text:p text:style-name="P5"/>
        </draw:connector>
        <draw:connector draw:style-name="gr10" draw:text-style-name="P11" draw:layer="layout" draw:type="line" svg:x1="22.81cm" svg:y1="12.065cm" svg:x2="23.99cm" svg:y2="7.895cm" draw:start-shape="id9" draw:start-glue-point="0" draw:end-shape="id2" draw:end-glue-point="2" svg:d="m22810 12065 1180-4170">
          <text:p text:style-name="P5"/>
        </draw:connecto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5" draw:layer="layout" svg:width="25.199cm" svg:height="3.174cm" svg:x="1.4cm" svg:y="0.637cm" presentation:class="title" presentation:user-transformed="true">
          <draw:text-box>
            <text:p text:style-name="P5">Demonstration - <text:s/>troubleshooting</text:p>
          </draw:text-box>
        </draw:frame>
        <draw:frame presentation:style-name="pr3" draw:text-style-name="P6" draw:layer="layout" svg:width="25.199cm" svg:height="13.436cm" svg:x="1.471cm" svg:y="4.145cm" presentation:class="outline">
          <draw:text-box>
            <text:list text:style-name="L2">
              <text:list-item>
                <text:p text:style-name="P6">Something is reported as down?</text:p>
              </text:list-item>
            </text:list>
            <text:list text:style-name="L2">
              <text:list-item>
                <text:list>
                  <text:list-item>
                    <text:p text:style-name="P7">Increase discovery frequency in agent confi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heck under which user the monitored service ru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heck file permissions</text:p>
                  </text:list-item>
                </text:list>
              </text:list-item>
            </text:list>
            <text:list text:style-name="L2">
              <text:list-item>
                <text:p text:style-name="P6">Agent not connecting?</text:p>
              </text:list-item>
            </text:list>
            <text:list text:style-name="L2">
              <text:list-item>
                <text:list>
                  <text:list-item>
                    <text:p text:style-name="P7">Did you uninventorize the old platform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Firewall – only 7080 needed by defaul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5" draw:layer="layout" svg:width="25.199cm" svg:height="3.174cm" svg:x="1.4cm" svg:y="0.637cm" presentation:class="title" presentation:user-transformed="true">
          <draw:text-box>
            <text:p text:style-name="P5">Demonstration - <text:s/>servers</text:p>
          </draw:text-box>
        </draw:frame>
        <draw:frame presentation:style-name="pr3" draw:text-style-name="P6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text:style-name="P6">Configuration of some servers to allow RHQ monitoring</text:p>
              </text:list-item>
            </text:list>
            <text:list text:style-name="L2">
              <text:list-item>
                <text:list>
                  <text:list-item>
                    <text:p text:style-name="P7">EAP – out of the bo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httpd – needs special software on client si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omca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4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4">JAVA_OPTS="${JAVA_OPTS} -Dcom.sun.management.jmxremote.port=9876"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4">JAVA_OPTS="${JAVA_OPTS} -Dcom.sun.management.jmxremote.access.file=.../jmxremote.access"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4">JAVA_OPTS="${JAVA_OPTS} -Dcom.sun.management.jmxremote.password.file=.../jmxremote.password"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4">JAVA_OPTS="${JAVA_OPTS} -Dcom.sun.management.jmxremote.ssl=false"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4">JAVA_OPTS="${JAVA_OPTS} -Dcom.sun.management.jmxremote.authenticate=false"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4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5" draw:layer="layout" svg:width="25.199cm" svg:height="3.174cm" svg:x="1.4cm" svg:y="0.637cm" presentation:class="title" presentation:user-transformed="true">
          <draw:text-box>
            <text:p text:style-name="P5">Installation</text:p>
          </draw:text-box>
        </draw:frame>
        <draw:frame presentation:style-name="pr3" draw:text-style-name="P6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text:style-name="P6">PostgreSQL / Oracle (tip: DBallocator)</text:p>
              </text:list-item>
            </text:list>
            <text:list text:style-name="L2">
              <text:list-item>
                <text:p text:style-name="P6">RHQ Server</text:p>
              </text:list-item>
            </text:list>
            <text:list text:style-name="L2">
              <text:list-item>
                <text:list>
                  <text:list-item>
                    <text:p text:style-name="P7">Download, unzi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Open <text:a xlink:href="http://localhost:7080/">http://localhost:7080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lick, DB pass, click, wait, click, wait, voilá!</text:p>
                  </text:list-item>
                </text:list>
              </text:list-item>
            </text:list>
            <text:list text:style-name="L2">
              <text:list-item>
                <text:p text:style-name="P6">Plugins: Unzip to the right directory and wait.</text:p>
              </text:list-item>
            </text:list>
            <text:list text:style-name="L2">
              <text:list-item>
                <text:p text:style-name="P6">Agent: <text:span text:style-name="T5">Menu &gt; Administration &gt; Downloads</text:span></text:p>
              </text:list-item>
            </text:list>
            <text:list text:style-name="L2">
              <text:list-item>
                <text:list>
                  <text:list-item>
                    <text:p text:style-name="P7">Unzip, <text:s/><text:span text:style-name="T6">java -jar agent.jar --instal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4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5" draw:layer="layout" svg:width="25.199cm" svg:height="3.174cm" svg:x="1.4cm" svg:y="0.637cm" presentation:class="title" presentation:user-transformed="true">
          <draw:text-box>
            <text:p text:style-name="P5">Test Automatization - CLI</text:p>
          </draw:text-box>
        </draw:frame>
        <draw:frame presentation:style-name="pr5" draw:text-style-name="P6" draw:layer="layout" svg:width="25.199cm" svg:height="14.891cm" svg:x="1.471cm" svg:y="4.145cm" presentation:class="outline" presentation:user-transformed="true">
          <draw:text-box>
            <text:list text:style-name="L2">
              <text:list-item>
                <text:p text:style-name="P6">Command-line interface</text:p>
              </text:list-item>
            </text:list>
            <text:list text:style-name="L2">
              <text:list-item>
                <text:list>
                  <text:list-item>
                    <text:p text:style-name="P7">JavaScript (JDK's Rhino) by defaul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7">rhq-cli.sh -c “print('Hi!');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7">rhq-cli.sh -f myTestScript.j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Interactive console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8"><text:a xlink:href="http://documentation-stage.bne.redhat.com/docs/en-US/JBoss_Operations_Network/2.4/html-single/CLI_Guide/index.html">http://documentation-stage.bne.redhat.com/docs/en-US/JBoss_Operations_Network/2.4/html-single/CLI_Guide/index.html</text:a></text:span></text:p>
                  </text:list-item>
                </text:list>
              </text:list-item>
            </text:list>
          </draw:text-box>
        </draw:frame>
        <draw:frame presentation:style-name="pr6" draw:text-style-name="P17" draw:layer="layout" svg:width="25.199cm" svg:height="4.381cm" svg:x="1.472cm" svg:y="12.245cm" presentation:class="outline" presentation:user-transformed="true">
          <draw:text-box>
            <text:list text:style-name="L4">
              <text:list-item>
                <text:p text:style-name="P17"><text:span text:style-name="T9">localhost:7080(rhqadmin)&gt; for (i = 1; i &lt; 3; ++i) { \</text:span></text:p>
              </text:list-item>
            </text:list>
            <text:list text:style-name="L4">
              <text:list-item>
                <text:p text:style-name="P17"><text:span text:style-name="T9">localhost:7080(rhqadmin)&gt; <text:s text:c="3"/>println(i); \</text:span></text:p>
              </text:list-item>
            </text:list>
            <text:list text:style-name="L4">
              <text:list-item>
                <text:p text:style-name="P17"><text:span text:style-name="T9">localhost:7080(rhqadmin)&gt; }</text:span></text:p>
              </text:list-item>
            </text:list>
            <text:list text:style-name="L4">
              <text:list-item>
                <text:p text:style-name="P17"><text:span text:style-name="T9">1</text:span></text:p>
              </text:list-item>
            </text:list>
            <text:list text:style-name="L4">
              <text:list-item>
                <text:p text:style-name="P17"><text:span text:style-name="T9">2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4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RedHat_25_20-_25_20JBoss_25_20Red_25_20Arcades-title" style:display-name="RedHat%20-%20JBoss%20Red%20Arcades-title" style:family="presentation">
      <style:graphic-properties draw:stroke="none" draw:fill="none" draw:textarea-vertical-align="middle">
        <text:list-style style:name="RedHat_5f_25_5f_20-_5f_25_5f_20JBoss_5f_25_5f_20Red_5f_25_5f_20Arcades-title" style:display-name="RedHat_25_20-_25_20JBoss_25_20Red_25_20Arcade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RedHat_25_20-_25_20JBoss_25_20Red_25_20Arcades-subtitle" style:display-name="RedHat%20-%20JBoss%20Red%20Arcades-subtitle" style:family="presentation">
      <style:graphic-properties draw:stroke="none" draw:fill="none" draw:textarea-vertical-align="middle">
        <text:list-style style:name="RedHat_5f_25_5f_20-_5f_25_5f_20JBoss_5f_25_5f_20Red_5f_25_5f_20Arcades-subtitle" style:display-name="RedHat_25_20-_25_20JBoss_25_20Red_25_20Arcade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dHat_25_20-_25_20JBoss_25_20Red_25_20Arcades-background" style:display-name="RedHat%20-%20JBoss%20Red%20Arcades-background" style:family="presentation">
      <style:graphic-properties draw:stroke="none" draw:fill="none"/>
      <style:text-properties style:letter-kerning="true"/>
    </style:style>
    <style:style style:name="RedHat_25_20-_25_20JBoss_25_20Red_25_20Arcades-backgroundobjects" style:display-name="RedHat%20-%20JBoss%20Red%20Arca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Hat_25_20-_25_20JBoss_25_20Red_25_20Arcades-notes" style:display-name="RedHat%20-%20JBoss%20Red%20Arcad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edHat_25_20-_25_20JBoss_25_20Red_25_20Arcades-outline1" style:display-name="RedHat%20-%20JBoss%20Red%20Arcades-outline1" style:family="presentation">
      <style:graphic-properties draw:stroke="none" draw:fill="none">
        <text:list-style style:name="RedHat_5f_25_5f_20-_5f_25_5f_20JBoss_5f_25_5f_20Red_5f_25_5f_20Arcades-outline1" style:display-name="RedHat_25_20-_25_20JBoss_25_20Red_25_20Arcades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.096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RedHat_25_20-_25_20JBoss_25_20Red_25_20Arcades-outline2" style:display-name="RedHat%20-%20JBoss%20Red%20Arcades-outline2" style:family="presentation" style:parent-style-name="RedHat_25_20-_25_20JBoss_25_20Red_25_20Arcades-outline1">
      <style:paragraph-properties fo:margin-top="0cm" fo:margin-bottom="0.4cm" text:enable-numbering="true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RedHat_25_20-_25_20JBoss_25_20Red_25_20Arcades-outline3" style:display-name="RedHat%20-%20JBoss%20Red%20Arcades-outline3" style:family="presentation" style:parent-style-name="RedHat_25_20-_25_20JBoss_25_20Red_25_20Arcades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RedHat_25_20-_25_20JBoss_25_20Red_25_20Arcades-outline4" style:display-name="RedHat%20-%20JBoss%20Red%20Arcades-outline4" style:family="presentation" style:parent-style-name="RedHat_25_20-_25_20JBoss_25_20Red_25_20Arcades-outline3">
      <style:paragraph-properties fo:margin-top="0cm" fo:margin-bottom="0.2cm"/>
      <style:text-properties fo:font-size="20pt" style:font-size-asian="20pt" style:font-size-complex="20pt"/>
    </style:style>
    <style:style style:name="RedHat_25_20-_25_20JBoss_25_20Red_25_20Arcades-outline5" style:display-name="RedHat%20-%20JBoss%20Red%20Arcades-outline5" style:family="presentation" style:parent-style-name="RedHat_25_20-_25_20JBoss_25_20Red_25_20Arcades-outline4">
      <style:paragraph-properties fo:margin-top="0cm" fo:margin-bottom="0.1cm"/>
      <style:text-properties fo:font-size="20pt" style:font-size-asian="20pt" style:font-size-complex="20pt"/>
    </style:style>
    <style:style style:name="RedHat_25_20-_25_20JBoss_25_20Red_25_20Arcades-outline6" style:display-name="RedHat%20-%20JBoss%20Red%20Arcades-outline6" style:family="presentation" style:parent-style-name="RedHat_25_20-_25_20JBoss_25_20Red_25_20Arcades-outline5">
      <style:paragraph-properties fo:margin-top="0cm" fo:margin-bottom="0.1cm"/>
      <style:text-properties fo:font-size="20pt" style:font-size-asian="20pt" style:font-size-complex="20pt"/>
    </style:style>
    <style:style style:name="RedHat_25_20-_25_20JBoss_25_20Red_25_20Arcades-outline7" style:display-name="RedHat%20-%20JBoss%20Red%20Arcades-outline7" style:family="presentation" style:parent-style-name="RedHat_25_20-_25_20JBoss_25_20Red_25_20Arcades-outline6">
      <style:paragraph-properties fo:margin-top="0cm" fo:margin-bottom="0.1cm"/>
      <style:text-properties fo:font-size="20pt" style:font-size-asian="20pt" style:font-size-complex="20pt"/>
    </style:style>
    <style:style style:name="RedHat_25_20-_25_20JBoss_25_20Red_25_20Arcades-outline8" style:display-name="RedHat%20-%20JBoss%20Red%20Arcades-outline8" style:family="presentation" style:parent-style-name="RedHat_25_20-_25_20JBoss_25_20Red_25_20Arcades-outline7">
      <style:paragraph-properties fo:margin-top="0cm" fo:margin-bottom="0.1cm"/>
      <style:text-properties fo:font-size="20pt" style:font-size-asian="20pt" style:font-size-complex="20pt"/>
    </style:style>
    <style:style style:name="RedHat_25_20-_25_20JBoss_25_20Red_25_20Arcades-outline9" style:display-name="RedHat%20-%20JBoss%20Red%20Arcades-outline9" style:family="presentation" style:parent-style-name="RedHat_25_20-_25_20JBoss_25_20Red_25_20Arcades-outline8">
      <style:paragraph-properties fo:margin-top="0cm" fo:margin-bottom="0.1cm"/>
      <style:text-properties fo:font-size="20pt" style:font-size-asian="20pt" style:font-size-complex="20pt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5f_20_5f_2-title" style:display-name="Default_20_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5f_20_5f_2-subtitle" style:display-name="Default_20_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5f_20_5f_2-notes" style:display-name="Default_20_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5f_20_5f_2-outline1" style:display-name="Default_20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5f_20_5f_1-title" style:display-name="Default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5f_20_5f_1-subtitle" style:display-name="Default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5f_20_5f_1-notes" style:display-name="Default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5f_20_5f_1-outline1" style:display-name="Default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5f_20_5f_3-title" style:display-name="Default_20_3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5f_20_5f_3-subtitle" style:display-name="Default_20_3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5f_20_5f_3-notes" style:display-name="Default_20_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5f_20_5f_3-outline1" style:display-name="Default_20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RedHat_25_20-_25_20JBoss_25_20Red_25_20Arcades-title">
      <style:graphic-properties draw:fill-color="#ffffff" draw:auto-grow-height="false" fo:min-height="3.507cm"/>
    </style:style>
    <style:style style:name="pr2" style:family="presentation" style:parent-style-name="RedHat_25_20-_25_20JBoss_25_20Red_25_20Arcades-outline1" style:list-style-name="L2">
      <style:graphic-properties draw:fill-color="#ffffff" draw:auto-grow-height="false" fo:min-height="13.86cm"/>
    </style:style>
    <style:style style:name="pr3" style:family="presentation" style:parent-style-name="RedHat_25_20-_25_20JBoss_25_20Red_25_20Arcades-backgroundobjects">
      <style:graphic-properties draw:stroke="none" draw:fill="none" draw:fill-color="#ffffff" draw:auto-grow-height="false" fo:min-height="1.449cm"/>
    </style:style>
    <style:style style:name="pr4" style:family="presentation" style:parent-style-name="RedHat_25_20-_25_20JBoss_25_20Red_25_20Arcades-backgroundobjects">
      <style:graphic-properties draw:stroke="none" draw:fill="none" draw:fill-color="#ffffff" draw:auto-grow-height="false" fo:min-height="1.397cm"/>
    </style:style>
    <style:style style:name="pr5" style:family="presentation" style:parent-style-name="RedHat_25_20-_25_20JBoss_25_20Red_25_20Arcades-backgroundobjects">
      <style:graphic-properties draw:stroke="none" draw:fill="none" draw:fill-color="#ffffff" draw:textarea-vertical-align="bottom" draw:auto-grow-height="false" fo:min-height="1.397cm"/>
    </style:style>
    <style:style style:name="pr6" style:family="presentation" style:parent-style-name="Default_20_2-outline1">
      <style:graphic-properties draw:fill-color="#ffffff" draw:auto-grow-height="false" fo:min-height="13.86cm"/>
    </style:style>
    <style:style style:name="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0cm" fo:margin-right="0cm" fo:text-align="center" fo:text-indent="0cm"/>
      <style:text-properties fo:font-size="12pt"/>
    </style:style>
    <style:style style:name="P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style:paragraph-properties fo:margin-left="2.4cm" fo:margin-right="0cm" text:enable-numbering="true" fo:text-indent="-0.8cm"/>
    </style:style>
    <style:style style:name="P11" style:family="paragraph">
      <style:paragraph-properties fo:margin-left="3.6cm" fo:margin-right="0cm" text:enable-numbering="true" fo:text-indent="-0.6cm"/>
    </style:style>
    <style:style style:name="P12" style:family="paragraph">
      <style:paragraph-properties fo:margin-left="4.8cm" fo:margin-right="0cm" text:enable-numbering="true" fo:text-indent="-0.6cm"/>
    </style:style>
    <style:style style:name="P13" style:family="paragraph">
      <style:paragraph-properties fo:margin-left="6cm" fo:margin-right="0cm" text:enable-numbering="true" fo:text-indent="-0.6cm"/>
    </style:style>
    <style:style style:name="P14" style:family="paragraph">
      <style:paragraph-properties fo:margin-left="7.2cm" fo:margin-right="0cm" text:enable-numbering="true" fo:text-indent="-0.6cm"/>
    </style:style>
    <style:style style:name="P15" style:family="paragraph">
      <style:paragraph-properties fo:margin-left="8.4cm" fo:margin-right="0cm" text:enable-numbering="true" fo:text-indent="-0.6cm"/>
    </style:style>
    <style:style style:name="P16" style:family="paragraph">
      <style:paragraph-properties fo:margin-left="9.6cm" fo:margin-right="0cm" text:enable-numbering="true" fo:text-indent="-0.6cm"/>
    </style:style>
    <style:style style:name="P17" style:family="paragraph">
      <style:paragraph-properties fo:margin-left="10.8cm" fo:margin-right="0cm" text:enable-numbering="true" fo:text-indent="-0.6cm"/>
    </style:style>
    <style:style style:name="P18" style:family="paragraph">
      <style:paragraph-properties fo:margin-left="1.2cm" fo:margin-right="0cm" fo:text-indent="-0.9cm"/>
    </style:style>
    <style:style style:name="P1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Liberation Sans'" style:font-family-generic="swiss" style:font-pitch="variable" fo:font-size="12pt" fo:font-weight="bold" style:font-size-asian="14pt" style:font-size-complex="14pt"/>
    </style:style>
    <style:style style:name="T3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číslo&gt;</text:page-number></text:span></text:p>
        </draw:text-box>
      </draw:frame>
      <draw:page-thumbnail draw:layer="backgroundobjects" svg:width="6.705cm" svg:height="5.029cm" svg:x="2.584cm" svg:y="3.911cm"/>
      <draw:page-thumbnail draw:layer="backgroundobjects" svg:width="6.705cm" svg:height="5.029cm" svg:x="12.299cm" svg:y="3.911cm"/>
      <draw:page-thumbnail draw:layer="backgroundobjects" svg:width="6.705cm" svg:height="5.029cm" svg:x="2.584cm" svg:y="11.455cm" draw:page-number="1"/>
      <draw:page-thumbnail draw:layer="backgroundobjects" svg:width="6.705cm" svg:height="5.029cm" svg:x="12.299cm" svg:y="11.455cm" draw:page-number="2"/>
      <draw:page-thumbnail draw:layer="backgroundobjects" svg:width="6.705cm" svg:height="5.029cm" svg:x="2.584cm" svg:y="18.999cm" draw:page-number="3"/>
      <draw:page-thumbnail draw:layer="backgroundobjects" svg:width="6.705cm" svg:height="5.029cm" svg:x="12.299cm" svg:y="18.999cm" draw:page-number="4"/>
    </style:handout-master>
    <style:master-page style:name="RedHat_25_20-_25_20JBoss_25_20Red_25_20Arcades" style:display-name="RedHat%20-%20JBoss%20Red%20Arcades" style:page-layout-name="PM1" draw:style-name="dp1">
      <office:forms form:automatic-focus="false" form:apply-design-mode="false"/>
      <draw:frame presentation:style-name="pr1" draw:text-style-name="P3" draw:layer="backgroundobjects" svg:width="25.199cm" svg:height="3.173cm" svg:x="1.4cm" svg:y="0.637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435cm" svg:x="1.471cm" svg:y="4.14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</draw:text-box>
      </draw:frame>
      <draw:frame presentation:style-name="pr3" draw:text-style-name="P6" draw:layer="backgroundobjects" svg:width="12.31cm" svg:height="0.635cm" svg:x="6.74cm" svg:y="19.885cm">
        <draw:text-box>
          <text:p text:style-name="P5"><text:span text:style-name="T2">INTERNAL ONLY</text:span></text:p>
        </draw:text-box>
      </draw:frame>
      <draw:frame presentation:style-name="pr3" draw:text-style-name="P8" draw:layer="backgroundobjects" svg:width="3.175cm" svg:height="0.635cm" svg:x="1.173cm" svg:y="19.885cm">
        <draw:text-box>
          <text:p text:style-name="P7"><text:span text:style-name="T3"><text:page-number>&lt;číslo&gt;</text:page-number></text:span></text:p>
        </draw:text-box>
      </draw:frame>
      <draw:frame draw:style-name="gr3" draw:text-style-name="P9" draw:layer="backgroundobjects" svg:width="1.399cm" svg:height="1.312cm" svg:x="25.906cm" svg:y="19.408cm">
        <draw:image xlink:href="Pictures/10000201000000410000003D1492EBB0.png" xlink:type="simple" xlink:show="embed" xlink:actuate="onLoad">
          <text:p text:style-name="P3"/>
        </draw:image>
      </draw:frame>
      <presentation:notes style:page-layout-name="PM0">
        <office:forms form:automatic-focus="false" form:apply-design-mode="false"/>
        <draw:page-thumbnail presentation:style-name="RedHat_25_20-_25_20JBoss_25_20Red_25_20Arcades-title" draw:layer="backgroundobjects" svg:width="13.968cm" svg:height="10.476cm" svg:x="3.81cm" svg:y="2.123cm" presentation:class="page"/>
        <draw:frame presentation:style-name="RedHat_25_20-_25_20JBoss_25_20Red_25_20Arcades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číslo&gt;</text:page-number></text:span></text:p>
          </draw:text-box>
        </draw:frame>
      </presentation:notes>
    </style:master-page>
    <style:master-page style:name="Default_20_2" style:display-name="Default 2" style:page-layout-name="PM1" draw:style-name="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pr6" draw:text-style-name="P18" draw:layer="backgroundobjects" svg:width="25.199cm" svg:height="13.859cm" svg:x="1.4cm" svg:y="4.914cm" presentation:class="outline">
        <draw:text-box>
          <text:list text:style-name="L4">
            <text:list-item>
              <text:p text:style-name="P4">Click to edit the outline text format</text:p>
            </text:list-item>
          </text:list>
          <text:list text:style-name="L4">
            <text:list-item>
              <text:list>
                <text:list-item>
                  <text:p text:style-name="P10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1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7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7" draw:text-style-name="P19" draw:layer="backgroundobjects" svg:width="8.875cm" svg:height="1.448cm" svg:x="9.576cm" svg:y="19.131cm" presentation:class="footer">
        <draw:text-box>
          <text:p text:style-name="P19"><text:span text:style-name="T1"><presentation:footer/></text:span></text:p>
        </draw:text-box>
      </draw:frame>
      <draw:frame presentation:style-name="pr7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číslo&gt;</text:page-number></text:span></text:p>
        </draw:text-box>
      </draw:frame>
      <draw:frame draw:style-name="gr3" draw:text-style-name="P9" draw:layer="backgroundobjects" svg:width="28.118cm" svg:height="21.087cm" svg:x="-0.001cm" svg:y="-0.088cm">
        <draw:image xlink:href="Pictures/1000020100000400000003001D716EAA.png" xlink:type="simple" xlink:show="embed" xlink:actuate="onLoad">
          <text:p text:style-name="P3"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pr8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8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9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9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číslo&gt;</text:page-number></text:span></text:p>
          </draw:text-box>
        </draw:frame>
      </presentation:notes>
    </style:master-page>
    <style:master-page style:name="Default_20_1" style:display-name="Default 1" style:page-layout-name="PM1" draw:style-name="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pr10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0" draw:text-style-name="P19" draw:layer="backgroundobjects" svg:width="8.875cm" svg:height="1.448cm" svg:x="9.576cm" svg:y="19.131cm" presentation:class="footer">
        <draw:text-box>
          <text:p text:style-name="P19"><text:span text:style-name="T1"><presentation:footer/></text:span></text:p>
        </draw:text-box>
      </draw:frame>
      <draw:frame presentation:style-name="pr10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číslo&gt;</text:page-number></text:span></text:p>
        </draw:text-box>
      </draw:frame>
      <draw:frame draw:style-name="gr3" draw:text-style-name="P9" draw:layer="backgroundobjects" svg:width="28.118cm" svg:height="21.087cm" svg:x="-0.119cm" svg:y="-0.088cm">
        <draw:image xlink:href="Pictures/1000020100000400000003009A1BBADC.png" xlink:type="simple" xlink:show="embed" xlink:actuate="onLoad">
          <text:p text:style-name="P3"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pr11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číslo&gt;</text:page-number></text:span></text:p>
          </draw:text-box>
        </draw:frame>
      </presentation:notes>
    </style:master-page>
    <style:master-page style:name="Default_20_3" style:display-name="Default 3" style:page-layout-name="PM1" draw:style-name="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3.859cm" svg:x="1.4cm" svg:y="4.914cm" presentation:class="outline" presentation:placeholder="true">
        <draw:text-box/>
      </draw:frame>
      <draw:frame presentation:style-name="pr1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3" draw:text-style-name="P19" draw:layer="backgroundobjects" svg:width="8.875cm" svg:height="1.448cm" svg:x="9.576cm" svg:y="19.131cm" presentation:class="footer">
        <draw:text-box>
          <text:p text:style-name="P19"><text:span text:style-name="T1"><presentation:footer/></text:span></text:p>
        </draw:text-box>
      </draw:frame>
      <draw:frame presentation:style-name="pr13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číslo&gt;</text:page-number></text:span></text:p>
        </draw:text-box>
      </draw:frame>
      <draw:frame draw:style-name="gr3" draw:text-style-name="P9" draw:layer="backgroundobjects" svg:width="28.118cm" svg:height="21.087cm" svg:x="-0.119cm" svg:y="-0.088cm">
        <draw:image xlink:href="Pictures/10000201000004000000030075FF96F0.png" xlink:type="simple" xlink:show="embed" xlink:actuate="onLoad">
          <text:p text:style-name="P3"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pr1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1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RedHat - JBoss Red Arcades</dc:title>
    <meta:creation-date>2011-05-05T13:47:24</meta:creation-date>
    <dc:date>2011-05-05T15:45:44</dc:date>
    <dc:language>en-US</dc:language>
    <meta:editing-cycles>22</meta:editing-cycles>
    <meta:editing-duration>PT1H58M29S</meta:editing-duration>
    <meta:template xlink:type="simple" xlink:actuate="onRequest" xlink:href="file:///home/ondra/.openoffice.org2/user/template/Prezentace/RedHat%20-%20JBoss%20Red%20Arcades.otp" xlink:title="RedHat - JBoss Red Arcades" meta:date="2011-05-05T13:47:15"/>
    <meta:user-defined meta:name="Info 1"/>
    <meta:user-defined meta:name="Info 2"/>
    <meta:user-defined meta:name="Info 3"/>
    <meta:user-defined meta:name="Info 4"/>
    <meta:document-statistic meta:object-count="111"/>
  </office:meta>
</office:document-meta>
</file>